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4.547cm"/>
    </style:style>
    <style:style style:name="co14" style:family="table-column">
      <style:table-column-properties fo:break-before="auto" style:column-width="4.738cm"/>
    </style:style>
    <style:style style:name="co15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shapes>
          <draw:frame draw:z-index="0" draw:style-name="gr1" draw:text-style-name="P1" svg:width="16.001cm" svg:height="9.005cm" svg:x="13.17cm" svg:y="9.907cm">
            <draw:object draw:notify-on-update-of-ranges="'grayscale 1000x1000'.M6:'grayscale 1000x1000'.M8 'grayscale 1000x1000'.N5:'grayscale 1000x1000'.N5 'grayscale 1000x1000'.N6:'grayscale 1000x1000'.N8 'grayscale 1000x1000'.O5:'grayscale 1000x1000'.O5 'grayscale 1000x1000'.O6:'grayscale 1000x1000'.O8 'grayscale 1000x1000'.P5:'grayscale 1000x1000'.P5 'grayscale 1000x1000'.P6:'grayscale 1000x1000'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30.601cm" svg:y="10.067cm">
            <draw:object draw:notify-on-update-of-ranges="'grayscale 1000x1000'.M12:'grayscale 1000x1000'.M14 'grayscale 1000x1000'.N11:'grayscale 1000x1000'.N11 'grayscale 1000x1000'.N12:'grayscale 1000x1000'.N14 'grayscale 1000x1000'.O11:'grayscale 1000x1000'.O11 'grayscale 1000x1000'.O12:'grayscale 1000x1000'.O14 'grayscale 1000x1000'.P11:'grayscale 1000x1000'.P11 'grayscale 1000x1000'.P12:'grayscale 1000x1000'.P14 'grayscale 1000x1000'.Q11:'grayscale 1000x1000'.Q11 'grayscale 1000x1000'.Q12:'grayscale 1000x1000'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6933" calcext:value-type="float">
            <text:p>4,69E+04</text:p>
          </table:table-cell>
          <table:table-cell table:formula="of:=[.B5]/(1000*1000*(1-[.A5]))" office:value-type="float" office:value="0.0722046153846154" calcext:value-type="float">
            <text:p>0,072204615384615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31460" calcext:value-type="float">
            <text:p>3,15E+04</text:p>
          </table:table-cell>
          <table:table-cell table:formula="of:=[.B6]/(1000*1000*(1-[.A6]))" office:value-type="float" office:value="0.0572" calcext:value-type="float">
            <text:p>0,0572</text:p>
          </table:table-cell>
          <table:table-cell office:value-type="float" office:value="510.3" calcext:value-type="float">
            <text:p>510,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float" office:value="0.35" calcext:value-type="float">
            <text:p>0,35</text:p>
          </table:table-cell>
          <table:table-cell table:style-name="ce2" office:value-type="float" office:value="46933" calcext:value-type="float">
            <text:p>4,69E+04</text:p>
          </table:table-cell>
          <table:table-cell table:style-name="ce2" office:value-type="float" office:value="7698.6" calcext:value-type="float">
            <text:p>7,70E+03</text:p>
          </table:table-cell>
          <table:table-cell table:style-name="ce2" office:value-type="float" office:value="8033.6" calcext:value-type="float">
            <text:p>8,03E+03</text:p>
          </table:table-cell>
          <table:table-cell office:value-type="string" calcext:value-type="string">
            <text:p>3.9743e+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2450" calcext:value-type="float">
            <text:p>1,25E+04</text:p>
          </table:table-cell>
          <table:table-cell table:formula="of:=[.B7]/(1000*1000*(1-[.A7]))" office:value-type="float" office:value="0.031125" calcext:value-type="float">
            <text:p>0,031125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0.45" calcext:value-type="float">
            <text:p>0,45</text:p>
          </table:table-cell>
          <table:table-cell table:style-name="ce2" office:value-type="float" office:value="31460" calcext:value-type="float">
            <text:p>3,15E+04</text:p>
          </table:table-cell>
          <table:table-cell table:style-name="ce2" office:value-type="float" office:value="5297.4" calcext:value-type="float">
            <text:p>5,30E+03</text:p>
          </table:table-cell>
          <table:table-cell table:style-name="ce2" office:value-type="float" office:value="6402.5" calcext:value-type="float">
            <text:p>6,40E+03</text:p>
          </table:table-cell>
          <table:table-cell office:value-type="string" calcext:value-type="string">
            <text:p>6.0910e+07</text:p>
          </table:table-cell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table:style-name="ce2" office:value-type="float" office:value="12450" calcext:value-type="float">
            <text:p>1,25E+04</text:p>
          </table:table-cell>
          <table:table-cell table:style-name="ce2" office:value-type="float" office:value="3583.2" calcext:value-type="float">
            <text:p>3,58E+03</text:p>
          </table:table-cell>
          <table:table-cell table:style-name="ce2" office:value-type="float" office:value="5347.8" calcext:value-type="float">
            <text:p>5,35E+03</text:p>
          </table:table-cell>
          <table:table-cell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ASD 600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7698.6" calcext:value-type="float">
            <text:p>7,70E+03</text:p>
          </table:table-cell>
          <table:table-cell table:formula="of:=[.B11]/(1000*1000*(1-[.A11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297.4" calcext:value-type="float">
            <text:p>5,30E+03</text:p>
          </table:table-cell>
          <table:table-cell table:formula="of:=[.B12]/(1000*1000*(1-[.A12]))" office:value-type="float" office:value="0.00963163636363636" calcext:value-type="float">
            <text:p>0,00963163636363636</text:p>
          </table:table-cell>
          <table:table-cell office:value-type="float" office:value="497.51" calcext:value-type="float">
            <text:p>497,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float" office:value="82.544" calcext:value-type="float">
            <text:p>82,54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38.4" calcext:value-type="float">
            <text:p>338,4</text:p>
          </table:table-cell>
          <table:table-cell office:value-type="float" office:value="824" calcext:value-type="float">
            <text:p>824</text:p>
          </table:table-cell>
          <table:table-cell office:value-type="float" office:value="234.73" calcext:value-type="float">
            <text:p>234,7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583.2" calcext:value-type="float">
            <text:p>3,58E+03</text:p>
          </table:table-cell>
          <table:table-cell table:formula="of:=[.B13]/(1000*1000*(1-[.A13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float" office:value="328.32" calcext:value-type="float">
            <text:p>328,3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10.3" calcext:value-type="float">
            <text:p>510,3</text:p>
          </table:table-cell>
          <table:table-cell office:value-type="float" office:value="497.51" calcext:value-type="float">
            <text:p>497,5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328.32" calcext:value-type="float">
            <text:p>328,32</text:p>
          </table:table-cell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1673.8" calcext:value-type="float">
            <text:p>1673,8</text:p>
          </table:table-cell>
          <table:table-cell office:value-type="float" office:value="349.75" calcext:value-type="float">
            <text:p>349,75</text:p>
          </table:table-cell>
          <table:table-cell office:value-type="float" office:value="48.3124" calcext:value-type="float">
            <text:p>48,312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rang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8033.6" calcext:value-type="float">
            <text:p>8,03E+03</text:p>
          </table:table-cell>
          <table:table-cell table:formula="of:=[.B18]/(1000*1000*(1-[.A18]))" office:value-type="float" office:value="0.0123593846153846" calcext:value-type="float">
            <text:p>0,0123593846153846</text:p>
          </table:table-cell>
          <table:table-cell office:value-type="float" office:value="234.73" calcext:value-type="float">
            <text:p>234,73</text:p>
          </table:table-cell>
          <table:table-cell office:value-type="float" office:value="15610" calcext:value-type="float">
            <text:p>156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D 40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402.5" calcext:value-type="float">
            <text:p>6,40E+03</text:p>
          </table:table-cell>
          <table:table-cell table:formula="of:=[.B19]/(1000*1000*(1-[.A19]))" office:value-type="float" office:value="0.0116409090909091" calcext:value-type="float">
            <text:p>0,011640909090909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20730" calcext:value-type="float">
            <text:p>2073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5347.8" calcext:value-type="float">
            <text:p>5,35E+03</text:p>
          </table:table-cell>
          <table:table-cell table:formula="of:=[.B20]/(1000*1000*(1-[.A20]))" office:value-type="float" office:value="0.0133695" calcext:value-type="float">
            <text:p>0,0133695</text:p>
          </table:table-cell>
          <table:table-cell office:value-type="float" office:value="48.3124" calcext:value-type="float">
            <text:p>48,3124</text:p>
          </table:table-cell>
          <table:table-cell office:value-type="float" office:value="2907" calcext:value-type="float">
            <text:p>290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912.5" calcext:value-type="float">
            <text:p>4,91E+03</text:p>
          </table:table-cell>
          <table:table-cell table:formula="of:=[.B5]/(300*300*(1-[.A5]))" office:value-type="float" office:value="0.083974358974359" calcext:value-type="float">
            <text:p>0,083974358974359</text:p>
          </table:table-cell>
          <table:table-cell office:value-type="float" office:value="155.07" calcext:value-type="float">
            <text:p>155,07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110.4" calcext:value-type="float">
            <text:p>2,11E+03</text:p>
          </table:table-cell>
          <table:table-cell table:formula="of:=[.B6]/(300*300*(1-[.A6]))" office:value-type="float" office:value="0.0426343434343434" calcext:value-type="float">
            <text:p>0,0426343434343434</text:p>
          </table:table-cell>
          <table:table-cell office:value-type="float" office:value="296" calcext:value-type="float">
            <text:p>29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e povecamo regulacijsko mejo je rezultat boljsi, 12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029" calcext:value-type="float">
            <text:p>1,03E+03</text:p>
          </table:table-cell>
          <table:table-cell table:formula="of:=[.B7]/(300*300*(1-[.A7]))" office:value-type="float" office:value="0.0285833333333333" calcext:value-type="float">
            <text:p>0,0285833333333333</text:p>
          </table:table-cell>
          <table:table-cell office:value-type="float" office:value="452.58" calcext:value-type="float">
            <text:p>452,58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2256.5" calcext:value-type="float">
            <text:p>2,26E+03</text:p>
          </table:table-cell>
          <table:table-cell table:formula="of:=[.B23]/(300*300*(1-[.A23]))" office:value-type="float" office:value="0.0385726495726496" calcext:value-type="float">
            <text:p>0,0385726495726496</text:p>
          </table:table-cell>
          <table:table-cell office:value-type="float" office:value="2.7942" calcext:value-type="float">
            <text:p>2,7942</text:p>
          </table:table-cell>
          <table:table-cell office:value-type="float" office:value="3791" calcext:value-type="float">
            <text:p>379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1704.2" calcext:value-type="float">
            <text:p>1,70E+03</text:p>
          </table:table-cell>
          <table:table-cell table:formula="of:=[.B24]/(300*300*(1-[.A24]))" office:value-type="float" office:value="0.0344282828282828" calcext:value-type="float">
            <text:p>0,0344282828282828</text:p>
          </table:table-cell>
          <table:table-cell office:value-type="float" office:value="4.5304" calcext:value-type="float">
            <text:p>4,5304</text:p>
          </table:table-cell>
          <table:table-cell office:value-type="float" office:value="5238" calcext:value-type="float">
            <text:p>52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782.1129" calcext:value-type="float">
            <text:p>7,82E+02</text:p>
          </table:table-cell>
          <table:table-cell table:formula="of:=[.B25]/(300*300*(1-[.A25]))" office:value-type="float" office:value="0.0217253583333333" calcext:value-type="float">
            <text:p>0,0217253583333333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19" calcext:value-type="float">
            <text:p>2519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table table:name="grayscale 300x300 kompleksen motiv" table:style-name="ta1">
        <table:shapes>
          <draw:frame draw:z-index="0" draw:style-name="gr1" draw:text-style-name="P1" svg:width="15.999cm" svg:height="8.999cm" svg:x="34.885cm" svg:y="0.924cm">
            <draw:object draw:notify-on-update-of-ranges="'grayscale 300x300 kompleksen motiv'.G6:'grayscale 300x300 kompleksen motiv'.G8 'grayscale 300x300 kompleksen motiv'.H5:'grayscale 300x300 kompleksen motiv'.H5 'grayscale 300x300 kompleksen motiv'.H6:'grayscale 300x300 kompleksen motiv'.H8 'grayscale 300x300 kompleksen motiv'.I5:'grayscale 300x300 kompleksen motiv'.I5 'grayscale 300x300 kompleksen motiv'.I6:'grayscale 300x300 kompleksen motiv'.I8 'grayscale 300x300 kompleksen motiv'.J5:'grayscale 300x300 kompleksen motiv'.J5 'grayscale 300x300 kompleksen motiv'.J6:'grayscale 300x300 kompleksen motiv'.J8 'grayscale 300x300 kompleksen motiv'.K5:'grayscale 300x300 kompleksen motiv'.K5 'grayscale 300x300 kompleksen motiv'.K6:'grayscale 300x300 kompleksen motiv'.K8 'grayscale 300x300 kompleksen motiv'.L5:'grayscale 300x300 kompleksen motiv'.L5 'grayscale 300x300 kompleksen motiv'.L6:'grayscale 300x300 kompleksen motiv'.L8 'grayscale 300x300 kompleksen motiv'.M5:'grayscale 300x300 kompleksen motiv'.M5 'grayscale 300x300 kompleksen motiv'.M6:'grayscale 300x300 kompleksen motiv'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36.583cm" svg:y="10.006cm">
            <draw:object draw:notify-on-update-of-ranges="'grayscale 300x300 kompleksen motiv'.G13:'grayscale 300x300 kompleksen motiv'.G15 'grayscale 300x300 kompleksen motiv'.H12:'grayscale 300x300 kompleksen motiv'.H12 'grayscale 300x300 kompleksen motiv'.H13:'grayscale 300x300 kompleksen motiv'.H15 'grayscale 300x300 kompleksen motiv'.I12:'grayscale 300x300 kompleksen motiv'.I12 'grayscale 300x300 kompleksen motiv'.I13:'grayscale 300x300 kompleksen motiv'.I15 'grayscale 300x300 kompleksen motiv'.J12:'grayscale 300x300 kompleksen motiv'.J12 'grayscale 300x300 kompleksen motiv'.J13:'grayscale 300x300 kompleksen motiv'.J15 'grayscale 300x300 kompleksen motiv'.K12:'grayscale 300x300 kompleksen motiv'.K12 'grayscale 300x300 kompleksen motiv'.K13:'grayscale 300x300 kompleksen motiv'.K15 'grayscale 300x300 kompleksen motiv'.L12:'grayscale 300x300 kompleksen motiv'.L12 'grayscale 300x300 kompleksen motiv'.L13:'grayscale 300x300 kompleksen motiv'.L15 'grayscale 300x300 kompleksen motiv'.M12:'grayscale 300x300 kompleksen motiv'.M12 'grayscale 300x300 kompleksen motiv'.M13:'grayscale 300x300 kompleksen motiv'.M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88cm" svg:height="9.005cm" svg:x="1.679cm" svg:y="19.205cm">
            <draw:object draw:notify-on-update-of-ranges="'grayscale 300x300 kompleksen motiv'.G27:'grayscale 300x300 kompleksen motiv'.G27 'grayscale 300x300 kompleksen motiv'.G28:'grayscale 300x300 kompleksen motiv'.G30 'grayscale 300x300 kompleksen motiv'.H27:'grayscale 300x300 kompleksen motiv'.H27 'grayscale 300x300 kompleksen motiv'.H28:'grayscale 300x300 kompleksen motiv'.H30 'grayscale 300x300 kompleksen motiv'.I27:'grayscale 300x300 kompleksen motiv'.I27 'grayscale 300x300 kompleksen motiv'.I28:'grayscale 300x300 kompleksen motiv'.I30 'grayscale 300x300 kompleksen motiv'.J27:'grayscale 300x300 kompleksen motiv'.J27 'grayscale 300x300 kompleksen motiv'.J28:'grayscale 300x300 kompleksen motiv'.J30 'grayscale 300x300 kompleksen motiv'.K27:'grayscale 300x300 kompleksen motiv'.K27 'grayscale 300x300 kompleksen motiv'.K28:'grayscale 300x300 kompleksen motiv'.K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19.249cm" svg:y="18.985cm">
            <draw:object draw:notify-on-update-of-ranges="'grayscale 300x300 kompleksen motiv'.G34:'grayscale 300x300 kompleksen motiv'.G34 'grayscale 300x300 kompleksen motiv'.G35:'grayscale 300x300 kompleksen motiv'.G37 'grayscale 300x300 kompleksen motiv'.H34:'grayscale 300x300 kompleksen motiv'.H34 'grayscale 300x300 kompleksen motiv'.H35:'grayscale 300x300 kompleksen motiv'.H37 'grayscale 300x300 kompleksen motiv'.I34:'grayscale 300x300 kompleksen motiv'.I34 'grayscale 300x300 kompleksen motiv'.I35:'grayscale 300x300 kompleksen motiv'.I37 'grayscale 300x300 kompleksen motiv'.J34:'grayscale 300x300 kompleksen motiv'.J34 'grayscale 300x300 kompleksen motiv'.J35:'grayscale 300x300 kompleksen motiv'.J37 'grayscale 300x300 kompleksen motiv'.K34:'grayscale 300x300 kompleksen motiv'.K34 'grayscale 300x300 kompleksen motiv'.K35:'grayscale 300x300 kompleksen motiv'.K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9851.4" calcext:value-type="float">
            <text:p>9,85E+03</text:p>
          </table:table-cell>
          <table:table-cell table:formula="of:=[.B5]/(300*300*(1-[.A5]))" office:value-type="float" office:value="0.1684" calcext:value-type="float">
            <text:p>0,1684</text:p>
          </table:table-cell>
          <table:table-cell office:value-type="float" office:value="35.39" calcext:value-type="float">
            <text:p>35,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856.8" calcext:value-type="float">
            <text:p>6,86E+03</text:p>
          </table:table-cell>
          <table:table-cell table:formula="of:=[.B6]/(300*300*(1-[.A6]))" office:value-type="float" office:value="0.138521212121212" calcext:value-type="float">
            <text:p>0,138521212121212</text:p>
          </table:table-cell>
          <table:table-cell office:value-type="float" office:value="49.81" calcext:value-type="float">
            <text:p>49,8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5" calcext:value-type="float">
            <text:p>0,35</text:p>
          </table:table-cell>
          <table:table-cell table:style-name="ce2" office:value-type="float" office:value="4912.5" calcext:value-type="float">
            <text:p>4,91E+03</text:p>
          </table:table-cell>
          <table:table-cell table:style-name="ce2" office:value-type="float" office:value="9851.4" calcext:value-type="float">
            <text:p>9,85E+03</text:p>
          </table:table-cell>
          <table:table-cell table:style-name="ce2" office:value-type="float" office:value="1513.8" calcext:value-type="float">
            <text:p>1,51E+03</text:p>
          </table:table-cell>
          <table:table-cell table:style-name="ce2" office:value-type="float" office:value="5768" calcext:value-type="float">
            <text:p>5,77E+03</text:p>
          </table:table-cell>
          <table:table-cell table:style-name="ce2" office:value-type="float" office:value="2256.5" calcext:value-type="float">
            <text:p>2,26E+03</text:p>
          </table:table-cell>
          <table:table-cell table:style-name="ce2" office:value-type="float" office:value="6624.7" calcext:value-type="float">
            <text:p>6,62E+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4032.7" calcext:value-type="float">
            <text:p>4,03E+03</text:p>
          </table:table-cell>
          <table:table-cell table:formula="of:=[.B7]/(300*300*(1-[.A7]))" office:value-type="float" office:value="0.112019444444444" calcext:value-type="float">
            <text:p>0,112019444444444</text:p>
          </table:table-cell>
          <table:table-cell office:value-type="float" office:value="66.65" calcext:value-type="float">
            <text:p>66,6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0.45" calcext:value-type="float">
            <text:p>0,45</text:p>
          </table:table-cell>
          <table:table-cell table:style-name="ce2" office:value-type="float" office:value="2110.4" calcext:value-type="float">
            <text:p>2,11E+03</text:p>
          </table:table-cell>
          <table:table-cell table:style-name="ce2" office:value-type="float" office:value="6856.8" calcext:value-type="float">
            <text:p>6,86E+03</text:p>
          </table:table-cell>
          <table:table-cell table:style-name="ce2" office:value-type="float" office:value="1148.1" calcext:value-type="float">
            <text:p>1,15E+03</text:p>
          </table:table-cell>
          <table:table-cell table:style-name="ce2" office:value-type="float" office:value="4317" calcext:value-type="float">
            <text:p>4,32E+03</text:p>
          </table:table-cell>
          <table:table-cell table:style-name="ce2" office:value-type="float" office:value="1704.2" calcext:value-type="float">
            <text:p>1,70E+03</text:p>
          </table:table-cell>
          <table:table-cell table:style-name="ce2" office:value-type="float" office:value="5282.6" calcext:value-type="float">
            <text:p>5,28E+03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0.6" calcext:value-type="float">
            <text:p>0,6</text:p>
          </table:table-cell>
          <table:table-cell table:style-name="ce2" office:value-type="float" office:value="1029" calcext:value-type="float">
            <text:p>1,03E+03</text:p>
          </table:table-cell>
          <table:table-cell table:style-name="ce2" office:value-type="float" office:value="4032.7" calcext:value-type="float">
            <text:p>4,03E+03</text:p>
          </table:table-cell>
          <table:table-cell table:style-name="ce2" office:value-type="float" office:value="637.8261" calcext:value-type="float">
            <text:p>6,38E+02</text:p>
          </table:table-cell>
          <table:table-cell table:style-name="ce2" office:value-type="float" office:value="2921.3" calcext:value-type="float">
            <text:p>2,92E+03</text:p>
          </table:table-cell>
          <table:table-cell table:style-name="ce2" office:value-type="float" office:value="782.1129" calcext:value-type="float">
            <text:p>7,82E+02</text:p>
          </table:table-cell>
          <table:table-cell table:style-name="ce2" office:value-type="float" office:value="3831.8" calcext:value-type="float">
            <text:p>3,83E+0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55.07" calcext:value-type="float">
            <text:p>155,07</text:p>
          </table:table-cell>
          <table:table-cell office:value-type="float" office:value="35.39" calcext:value-type="float">
            <text:p>35,39</text:p>
          </table:table-cell>
          <table:table-cell office:value-type="float" office:value="51.73" calcext:value-type="float">
            <text:p>51,73</text:p>
          </table:table-cell>
          <table:table-cell office:value-type="float" office:value="32.03" calcext:value-type="float">
            <text:p>32,03</text:p>
          </table:table-cell>
          <table:table-cell office:value-type="float" office:value="2.7942" calcext:value-type="float">
            <text:p>2,7942</text:p>
          </table:table-cell>
          <table:table-cell office:value-type="float" office:value="10.235" calcext:value-type="float">
            <text:p>10,23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float" office:value="32.03" calcext:value-type="float">
            <text:p>32,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96" calcext:value-type="float">
            <text:p>296</text:p>
          </table:table-cell>
          <table:table-cell office:value-type="float" office:value="49.81" calcext:value-type="float">
            <text:p>49,81</text:p>
          </table:table-cell>
          <table:table-cell office:value-type="float" office:value="43" calcext:value-type="float">
            <text:p>4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4.5304" calcext:value-type="float">
            <text:p>4,5304</text:p>
          </table:table-cell>
          <table:table-cell office:value-type="float" office:value="7.8233" calcext:value-type="float">
            <text:p>7,823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452.58" calcext:value-type="float">
            <text:p>452,58</text:p>
          </table:table-cell>
          <table:table-cell office:value-type="float" office:value="66.65" calcext:value-type="float">
            <text:p>66,65</text:p>
          </table:table-cell>
          <table:table-cell office:value-type="float" office:value="40.88" calcext:value-type="float">
            <text:p>40,88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.982" calcext:value-type="float">
            <text:p>25,98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6624.7" calcext:value-type="float">
            <text:p>6,62E+03</text:p>
          </table:table-cell>
          <table:table-cell table:formula="of:=[.B22]/(300*300*(1-[.A22]))" office:value-type="float" office:value="0.113242735042735" calcext:value-type="float">
            <text:p>0,113242735042735</text:p>
          </table:table-cell>
          <table:table-cell office:value-type="float" office:value="10.235" calcext:value-type="float">
            <text:p>10,235</text:p>
          </table:table-cell>
          <table:table-cell office:value-type="float" office:value="6845" calcext:value-type="float">
            <text:p>684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282.6" calcext:value-type="float">
            <text:p>5,28E+03</text:p>
          </table:table-cell>
          <table:table-cell table:formula="of:=[.B23]/(300*300*(1-[.A23]))" office:value-type="float" office:value="0.106719191919192" calcext:value-type="float">
            <text:p>0,106719191919192</text:p>
          </table:table-cell>
          <table:table-cell office:value-type="float" office:value="7.8233" calcext:value-type="float">
            <text:p>7,8233</text:p>
          </table:table-cell>
          <table:table-cell office:value-type="float" office:value="4304" calcext:value-type="float">
            <text:p>430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831.8" calcext:value-type="float">
            <text:p>3,83E+03</text:p>
          </table:table-cell>
          <table:table-cell table:formula="of:=[.B24]/(300*300*(1-[.A24]))" office:value-type="float" office:value="0.106438888888889" calcext:value-type="float">
            <text:p>0,106438888888889</text:p>
          </table:table-cell>
          <table:table-cell office:value-type="float" office:value="25.982" calcext:value-type="float">
            <text:p>25,982</text:p>
          </table:table-cell>
          <table:table-cell office:value-type="float" office:value="8645" calcext:value-type="float">
            <text:p>8645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Poiss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table:style-name="ce2" office:value-type="float" office:value="9851.4" calcext:value-type="float">
            <text:p>9,85E+03</text:p>
          </table:table-cell>
          <table:table-cell table:style-name="ce2" office:value-type="float" office:value="6624.7" calcext:value-type="float">
            <text:p>6,62E+03</text:p>
          </table:table-cell>
          <table:table-cell table:style-name="ce2" office:value-type="float" office:value="5768" calcext:value-type="float">
            <text:p>5,77E+03</text:p>
          </table:table-cell>
          <table:table-cell table:style-name="ce2" office:value-type="float" office:value="3983.5" calcext:value-type="float">
            <text:p>3,98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son</text:p>
          </table:table-cell>
          <table:table-cell table:number-columns-repeated="5"/>
          <table:table-cell office:value-type="float" office:value="0.45" calcext:value-type="float">
            <text:p>0,45</text:p>
          </table:table-cell>
          <table:table-cell table:style-name="ce2" office:value-type="float" office:value="6856.8" calcext:value-type="float">
            <text:p>6,86E+03</text:p>
          </table:table-cell>
          <table:table-cell table:style-name="ce2" office:value-type="float" office:value="5282.6" calcext:value-type="float">
            <text:p>5,28E+03</text:p>
          </table:table-cell>
          <table:table-cell table:style-name="ce2" office:value-type="float" office:value="4317" calcext:value-type="float">
            <text:p>4,32E+03</text:p>
          </table:table-cell>
          <table:table-cell table:style-name="ce2" office:value-type="float" office:value="3323.1" calcext:value-type="float">
            <text:p>3,32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style-name="ce2" office:value-type="float" office:value="4032.7" calcext:value-type="float">
            <text:p>4,03E+03</text:p>
          </table:table-cell>
          <table:table-cell table:style-name="ce2" office:value-type="float" office:value="3831.8" calcext:value-type="float">
            <text:p>3,83E+03</text:p>
          </table:table-cell>
          <table:table-cell table:style-name="ce2" office:value-type="float" office:value="2921.3" calcext:value-type="float">
            <text:p>2,92E+03</text:p>
          </table:table-cell>
          <table:table-cell table:style-name="ce2" office:value-type="float" office:value="2487.6" calcext:value-type="float">
            <text:p>2,49E+03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3983.5" calcext:value-type="float">
            <text:p>3,98E+03</text:p>
          </table:table-cell>
          <table:table-cell table:formula="of:=[.B31]/(300*300*(1-[.A31]))" office:value-type="float" office:value="0.0680940170940171" calcext:value-type="float">
            <text:p>0,0680940170940171</text:p>
          </table:table-cell>
          <table:table-cell office:value-type="float" office:value="17.2588" calcext:value-type="float">
            <text:p>17,258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3323.1" calcext:value-type="float">
            <text:p>3,32E+03</text:p>
          </table:table-cell>
          <table:table-cell table:formula="of:=[.B32]/(300*300*(1-[.A32]))" office:value-type="float" office:value="0.0671333333333333" calcext:value-type="float">
            <text:p>0,0671333333333333</text:p>
          </table:table-cell>
          <table:table-cell office:value-type="float" office:value="9.8564" calcext:value-type="float">
            <text:p>9,856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487.6" calcext:value-type="float">
            <text:p>2,49E+03</text:p>
          </table:table-cell>
          <table:table-cell table:formula="of:=[.B33]/(300*300*(1-[.A33]))" office:value-type="float" office:value="0.0691" calcext:value-type="float">
            <text:p>0,0691</text:p>
          </table:table-cell>
          <table:table-cell office:value-type="float" office:value="5.1947" calcext:value-type="float">
            <text:p>5,19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Poiss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office:value-type="float" office:value="35.39" calcext:value-type="float">
            <text:p>35,39</text:p>
          </table:table-cell>
          <table:table-cell office:value-type="float" office:value="10.235" calcext:value-type="float">
            <text:p>10,235</text:p>
          </table:table-cell>
          <table:table-cell office:value-type="float" office:value="32.03" calcext:value-type="float">
            <text:p>32,03</text:p>
          </table:table-cell>
          <table:table-cell office:value-type="float" office:value="17.2588" calcext:value-type="float">
            <text:p>17,25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5" calcext:value-type="float">
            <text:p>0,45</text:p>
          </table:table-cell>
          <table:table-cell office:value-type="float" office:value="49.81" calcext:value-type="float">
            <text:p>49,81</text:p>
          </table:table-cell>
          <table:table-cell office:value-type="float" office:value="7.8233" calcext:value-type="float">
            <text:p>7,823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9.8564" calcext:value-type="float">
            <text:p>9,85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6" calcext:value-type="float">
            <text:p>0,6</text:p>
          </table:table-cell>
          <table:table-cell office:value-type="float" office:value="66.65" calcext:value-type="float">
            <text:p>66,65</text:p>
          </table:table-cell>
          <table:table-cell office:value-type="float" office:value="25.982" calcext:value-type="float">
            <text:p>25,98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.1947" calcext:value-type="float">
            <text:p>5,1947</text:p>
          </table:table-cell>
          <table:table-cell table:number-columns-repeated="2"/>
        </table:table-row>
      </table:table>
      <table:table table:name="barvna 300x300 preprost motiv" table:style-name="ta1">
        <table:table-column table:style-name="co13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16541" calcext:value-type="float">
            <text:p>1,65E+04</text:p>
          </table:table-cell>
          <table:table-cell table:formula="of:=[.B5]/(300*300*3*(1-[.A5]))" office:value-type="float" office:value="0.0942507122507123" calcext:value-type="float">
            <text:p>0,0942507122507123</text:p>
          </table:table-cell>
          <table:table-cell office:value-type="string" calcext:value-type="string">
            <text:p>289.2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306.6" calcext:value-type="float">
            <text:p>6,31E+03</text:p>
          </table:table-cell>
          <table:table-cell table:formula="of:=[.B6]/(300*300*3*(1-[.A6]))" office:value-type="float" office:value="0.0424686868686869" calcext:value-type="float">
            <text:p>0,0424686868686869</text:p>
          </table:table-cell>
          <table:table-cell office:value-type="string" calcext:value-type="string">
            <text:p>677.3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186.7" calcext:value-type="float">
            <text:p>2,19E+03</text:p>
          </table:table-cell>
          <table:table-cell table:formula="of:=[.B7]/(300*300*3*(1-[.A7]))" office:value-type="float" office:value="0.0202472222222222" calcext:value-type="float">
            <text:p>0,0202472222222222</text:p>
          </table:table-cell>
          <table:table-cell office:value-type="float" office:value="967" calcext:value-type="float">
            <text:p>96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9841.3" calcext:value-type="float">
            <text:p>9,84E+03</text:p>
          </table:table-cell>
          <table:table-cell table:formula="of:=[.B12]/(300*300*3*(1-[.A12]))" office:value-type="float" office:value="0.0560757834757835" calcext:value-type="float">
            <text:p>0,0560757834757835</text:p>
          </table:table-cell>
          <table:table-cell office:value-type="float" office:value="84.19" calcext:value-type="float">
            <text:p>84,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539.2" calcext:value-type="float">
            <text:p>2,54E+03</text:p>
          </table:table-cell>
          <table:table-cell table:formula="of:=[.B13]/(300*300*3*(1-[.A13]))" office:value-type="float" office:value="0.0170989898989899" calcext:value-type="float">
            <text:p>0,0170989898989899</text:p>
          </table:table-cell>
          <table:table-cell office:value-type="float" office:value="73.7" calcext:value-type="float">
            <text:p>73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070.1" calcext:value-type="float">
            <text:p>1,07E+03</text:p>
          </table:table-cell>
          <table:table-cell table:formula="of:=[.B14]/(300*300*3*(1-[.A14]))" office:value-type="float" office:value="0.00990833333333333" calcext:value-type="float">
            <text:p>0,00990833333333333</text:p>
          </table:table-cell>
          <table:table-cell office:value-type="float" office:value="44.7084" calcext:value-type="float">
            <text:p>44,708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barvna 300x300 kompleksen motiv" table:style-name="ta1">
        <table:table-column table:style-name="co4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V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6879" calcext:value-type="float">
            <text:p>1,69E+04</text:p>
          </table:table-cell>
          <table:table-cell table:formula="of:=[.B4]/(300*300*3*(1-[.A4]))" office:value-type="float" office:value="0.0961766381766382" calcext:value-type="float">
            <text:p>0,0961766381766382</text:p>
          </table:table-cell>
          <table:table-cell office:value-type="string" calcext:value-type="string">
            <text:p>260.6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1780" calcext:value-type="float">
            <text:p>1,18E+04</text:p>
          </table:table-cell>
          <table:table-cell table:formula="of:=[.B5]/(300*300*3*(1-[.A5]))" office:value-type="float" office:value="0.0793265993265993" calcext:value-type="float">
            <text:p>0,0793265993265993</text:p>
          </table:table-cell>
          <table:table-cell office:value-type="string" calcext:value-type="string">
            <text:p>332.6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6969.1" calcext:value-type="float">
            <text:p>6,97E+03</text:p>
          </table:table-cell>
          <table:table-cell table:formula="of:=[.B6]/(300*300*3*(1-[.A6]))" office:value-type="float" office:value="0.0645287037037037" calcext:value-type="float">
            <text:p>0,0645287037037037</text:p>
          </table:table-cell>
          <table:table-cell office:value-type="string" calcext:value-type="string">
            <text:p><text:s/>444.0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NN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3784" calcext:value-type="float">
            <text:p>1,38E+04</text:p>
          </table:table-cell>
          <table:table-cell table:formula="of:=[.B11]/(300*300*3*(1-[.A11]))" office:value-type="float" office:value="0.0785413105413105" calcext:value-type="float">
            <text:p>0,0785413105413105</text:p>
          </table:table-cell>
          <table:table-cell office:value-type="string" calcext:value-type="string">
            <text:p>77.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8781.3" calcext:value-type="float">
            <text:p>8,78E+03</text:p>
          </table:table-cell>
          <table:table-cell table:formula="of:=[.B12]/(300*300*3*(1-[.A12]))" office:value-type="float" office:value="0.0591333333333333" calcext:value-type="float">
            <text:p>0,0591333333333333</text:p>
          </table:table-cell>
          <table:table-cell office:value-type="string" calcext:value-type="string">
            <text:p>63.07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001.1" calcext:value-type="float">
            <text:p>5,00E+03</text:p>
          </table:table-cell>
          <table:table-cell table:formula="of:=[.B13]/(300*300*3*(1-[.A13]))" office:value-type="float" office:value="0.0463064814814815" calcext:value-type="float">
            <text:p>0,0463064814814815</text:p>
          </table:table-cell>
          <table:table-cell office:value-type="string" calcext:value-type="string">
            <text:p>56.1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Primerjava barv" table:style-name="ta1">
        <table:table-column table:style-name="co14" table:default-cell-style-name="Default"/>
        <table:table-column table:style-name="co4" table:number-columns-repeated="6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nojna rekonstrukcij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14953" calcext:value-type="float">
            <text:p>1,50E+04</text:p>
          </table:table-cell>
          <table:table-cell table:formula="of:=[.B5]/(300*300*3*(1-0.35))" office:value-type="float" office:value="0.0852022792022792" calcext:value-type="float">
            <text:p>0,0852022792022792</text:p>
          </table:table-cell>
          <table:table-cell office:value-type="float" office:value="352.07" calcext:value-type="float">
            <text:p>352,07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Enojna rekonstrukcija</text:p>
          </table:table-cell>
          <table:table-cell table:style-name="ce2" office:value-type="float" office:value="14953" calcext:value-type="float">
            <text:p>1,50E+04</text:p>
          </table:table-cell>
          <table:table-cell table:style-name="ce2" office:value-type="float" office:value="9596.2" calcext:value-type="float">
            <text:p>9,60E+03</text:p>
          </table:table-cell>
          <table:table-cell table:style-name="ce2" office:value-type="float" office:value="11538" calcext:value-type="float">
            <text:p>1,15E+04</text:p>
          </table:table-cell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16649" calcext:value-type="float">
            <text:p>1,66E+04</text:p>
          </table:table-cell>
          <table:table-cell table:formula="of:=[.B6]/(300*300*3*(1-0.35))" office:value-type="float" office:value="0.0948660968660969" calcext:value-type="float">
            <text:p>0,0948660968660969</text:p>
          </table:table-cell>
          <table:table-cell office:value-type="float" office:value="112.03" calcext:value-type="float">
            <text:p>112,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table:style-name="ce2" office:value-type="float" office:value="16649" calcext:value-type="float">
            <text:p>1,66E+04</text:p>
          </table:table-cell>
          <table:table-cell table:style-name="ce2" office:value-type="float" office:value="9792.8" calcext:value-type="float">
            <text:p>9,79E+03</text:p>
          </table:table-cell>
          <table:table-cell table:style-name="ce2" office:value-type="float" office:value="11426" calcext:value-type="float">
            <text:p>1,14E+04</text:p>
          </table:table-cell>
        </table:table-row>
        <table:table-row table:style-name="ro1" table:number-rows-repeated="2"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Enojna rekonstrukcija</text:p>
          </table:table-cell>
          <table:table-cell office:value-type="float" office:value="352.07" calcext:value-type="float">
            <text:p>352,07</text:p>
          </table:table-cell>
          <table:table-cell office:value-type="float" office:value="124.46" calcext:value-type="float">
            <text:p>124,46</text:p>
          </table:table-cell>
          <table:table-cell office:value-type="float" office:value="66.71" calcext:value-type="float">
            <text:p>66,71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office:value-type="float" office:value="112.03" calcext:value-type="float">
            <text:p>112,03</text:p>
          </table:table-cell>
          <table:table-cell office:value-type="float" office:value="100.74" calcext:value-type="float">
            <text:p>100,74</text:p>
          </table:table-cell>
          <table:table-cell office:value-type="float" office:value="42.74" calcext:value-type="float">
            <text:p>42,74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9596.2" calcext:value-type="float">
            <text:p>9,60E+03</text:p>
          </table:table-cell>
          <table:table-cell table:formula="of:=[.B12]/(300*300*3*(1-0.35))" office:value-type="float" office:value="0.0546792022792023" calcext:value-type="float">
            <text:p>0,0546792022792023</text:p>
          </table:table-cell>
          <table:table-cell office:value-type="float" office:value="124.46" calcext:value-type="float">
            <text:p>124,4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9792.8" calcext:value-type="float">
            <text:p>9,79E+03</text:p>
          </table:table-cell>
          <table:table-cell table:formula="of:=[.B13]/(300*300*3*(1-0.35))" office:value-type="float" office:value="0.0557994301994302" calcext:value-type="float">
            <text:p>0,0557994301994302</text:p>
          </table:table-cell>
          <table:table-cell office:value-type="float" office:value="100.74" calcext:value-type="float">
            <text:p>100,7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11538" calcext:value-type="float">
            <text:p>1,15E+04</text:p>
          </table:table-cell>
          <table:table-cell table:formula="of:=[.B19]/(300*300*3*(1-0.35))" office:value-type="float" office:value="0.0657435897435898" calcext:value-type="float">
            <text:p>0,0657435897435898</text:p>
          </table:table-cell>
          <table:table-cell office:value-type="float" office:value="66.71" calcext:value-type="float">
            <text:p>66,71</text:p>
          </table:table-cell>
          <table:table-cell office:value-type="float" office:value="10241" calcext:value-type="float">
            <text:p>10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11426" calcext:value-type="float">
            <text:p>1,14E+04</text:p>
          </table:table-cell>
          <table:table-cell table:formula="of:=[.B20]/(300*300*3*(1-0.35))" office:value-type="float" office:value="0.0651054131054131" calcext:value-type="float">
            <text:p>0,0651054131054131</text:p>
          </table:table-cell>
          <table:table-cell office:value-type="float" office:value="42.74" calcext:value-type="float">
            <text:p>42,74</text:p>
          </table:table-cell>
          <table:table-cell office:value-type="float" office:value="9387" calcext:value-type="float">
            <text:p>9387</text:p>
          </table:table-cell>
          <table:table-cell table:number-columns-repeated="6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9"/>
        </table:table-row>
      </table:table>
      <table:table table:name="Informacija ranga" table:style-name="ta1">
        <table:table-column table:style-name="co4" table:number-columns-repeated="10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697.4" calcext:value-type="float">
            <text:p>5,70E+03</text:p>
          </table:table-cell>
          <table:table-cell table:formula="of:=[.B4]/(300*300*(1-0.35))" office:value-type="float" office:value="0.097391452991453" calcext:value-type="float">
            <text:p>0,097391452991453</text:p>
          </table:table-cell>
          <table:table-cell office:value-type="float" office:value="35.9287" calcext:value-type="float">
            <text:p>35,928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460.3" calcext:value-type="float">
            <text:p>5,46E+03</text:p>
          </table:table-cell>
          <table:table-cell table:formula="of:=[.B5]/(300*300*(1-0.35))" office:value-type="float" office:value="0.0933384615384615" calcext:value-type="float">
            <text:p>0,0933384615384615</text:p>
          </table:table-cell>
          <table:table-cell office:value-type="float" office:value="481.1" calcext:value-type="float">
            <text:p>481,1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643" calcext:value-type="float">
            <text:p>1,36E+04</text:p>
          </table:table-cell>
          <table:table-cell office:value-type="float" office:value="0.0789" calcext:value-type="float">
            <text:p>0,07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5271.9" calcext:value-type="float">
            <text:p>5,27E+03</text:p>
          </table:table-cell>
          <table:table-cell table:formula="of:=[.B6]/(300*300*(1-0.35))" office:value-type="float" office:value="0.0901179487179487" calcext:value-type="float">
            <text:p>0,0901179487179487</text:p>
          </table:table-cell>
          <table:table-cell office:value-type="float" office:value="929.5794" calcext:value-type="float">
            <text:p>929,5794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596" calcext:value-type="float">
            <text:p>9,60E+03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7645.2" calcext:value-type="float">
            <text:p>7,65E+03</text:p>
          </table:table-cell>
          <table:table-cell office:value-type="float" office:value="0.7997" calcext:value-type="float">
            <text:p>0,7997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6751.7" calcext:value-type="float">
            <text:p>6,75E+03</text:p>
          </table:table-cell>
          <table:table-cell office:value-type="float" office:value="15.5276" calcext:value-type="float">
            <text:p>15,5276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6872.1" calcext:value-type="float">
            <text:p>6,87E+03</text:p>
          </table:table-cell>
          <table:table-cell office:value-type="float" office:value="212.61" calcext:value-type="float">
            <text:p>212,61</text:p>
          </table:table-cell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3868" calcext:value-type="float">
            <text:p>2,39E+04</text:p>
          </table:table-cell>
          <table:table-cell office:value-type="float" office:value="306.89" calcext:value-type="float">
            <text:p>306,89</text:p>
          </table:table-cell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3643" calcext:value-type="float">
            <text:p>1,36E+04</text:p>
          </table:table-cell>
          <table:table-cell table:formula="of:=[.B12]/(300*300*(1-0.35))" office:value-type="float" office:value="0.233213675213675" calcext:value-type="float">
            <text:p>0,233213675213675</text:p>
          </table:table-cell>
          <table:table-cell office:value-type="float" office:value="0.0789" calcext:value-type="float">
            <text:p>0,0789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9596" calcext:value-type="float">
            <text:p>9,60E+03</text:p>
          </table:table-cell>
          <table:table-cell table:formula="of:=[.B13]/(300*300*(1-0.35))" office:value-type="float" office:value="0.164034188034188" calcext:value-type="float">
            <text:p>0,164034188034188</text:p>
          </table:table-cell>
          <table:table-cell office:value-type="float" office:value="0.646" calcext:value-type="float">
            <text:p>0,646</text:p>
          </table:table-cell>
          <table:table-cell office:value-type="float" office:value="941" calcext:value-type="float">
            <text:p>941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7645.2" calcext:value-type="float">
            <text:p>7,65E+03</text:p>
          </table:table-cell>
          <table:table-cell table:formula="of:=[.B14]/(300*300*(1-0.35))" office:value-type="float" office:value="0.130687179487179" calcext:value-type="float">
            <text:p>0,130687179487179</text:p>
          </table:table-cell>
          <table:table-cell office:value-type="float" office:value="0.7997" calcext:value-type="float">
            <text:p>0,7997</text:p>
          </table:table-cell>
          <table:table-cell office:value-type="float" office:value="1018" calcext:value-type="float">
            <text:p>10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97.4" calcext:value-type="float">
            <text:p>5,70E+03</text:p>
          </table:table-cell>
          <table:table-cell office:value-type="float" office:value="35.9287" calcext:value-type="float">
            <text:p>35,9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6751.7" calcext:value-type="float">
            <text:p>6,75E+03</text:p>
          </table:table-cell>
          <table:table-cell table:formula="of:=[.B15]/(300*300*(1-0.35))" office:value-type="float" office:value="0.115413675213675" calcext:value-type="float">
            <text:p>0,115413675213675</text:p>
          </table:table-cell>
          <table:table-cell office:value-type="float" office:value="15.5276" calcext:value-type="float">
            <text:p>15,5276</text:p>
          </table:table-cell>
          <table:table-cell office:value-type="float" office:value="9907" calcext:value-type="float">
            <text:p>99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60.3" calcext:value-type="float">
            <text:p>5,46E+03</text:p>
          </table:table-cell>
          <table:table-cell office:value-type="float" office:value="481.1" calcext:value-type="float">
            <text:p>481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6872.1" calcext:value-type="float">
            <text:p>6,87E+03</text:p>
          </table:table-cell>
          <table:table-cell table:formula="of:=[.B16]/(300*300*(1-0.35))" office:value-type="float" office:value="0.117471794871795" calcext:value-type="float">
            <text:p>0,117471794871795</text:p>
          </table:table-cell>
          <table:table-cell office:value-type="float" office:value="212.61" calcext:value-type="float">
            <text:p>212,61</text:p>
          </table:table-cell>
          <table:table-cell office:value-type="float" office:value="130682" calcext:value-type="float">
            <text:p>13068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271.9" calcext:value-type="float">
            <text:p>5,27E+03</text:p>
          </table:table-cell>
          <table:table-cell office:value-type="float" office:value="929.5794" calcext:value-type="float">
            <text:p>929,57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23868" calcext:value-type="float">
            <text:p>2,39E+04</text:p>
          </table:table-cell>
          <table:table-cell table:formula="of:=[.B17]/(300*300*(1-0.35))" office:value-type="float" office:value="0.408" calcext:value-type="float">
            <text:p>0,408</text:p>
          </table:table-cell>
          <table:table-cell office:value-type="float" office:value="306.89" calcext:value-type="float">
            <text:p>306,89</text:p>
          </table:table-cell>
          <table:table-cell office:value-type="float" office:value="79369" calcext:value-type="float">
            <text:p>7936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vobarvna slika" table:style-name="ta1">
        <table:shapes>
          <draw:frame draw:z-index="0" draw:style-name="gr1" draw:text-style-name="P1" svg:width="15.999cm" svg:height="8.999cm" svg:x="29.452cm" svg:y="2.809cm">
            <draw:object draw:notify-on-update-of-ranges="'Dvobarvna slika'.I7:'Dvobarvna slika'.I7 'Dvobarvna slika'.I8:'Dvobarvna slika'.I10 'Dvobarvna slika'.J7:'Dvobarvna slika'.J7 'Dvobarvna slika'.J8:'Dvobarvna slika'.J10 'Dvobarvna slika'.K7:'Dvobarvna slika'.K7 'Dvobarvna slika'.K8:'Dvobarvna slika'.K10 'Dvobarvna slika'.L7:'Dvobarvna slika'.L7 'Dvobarvna slika'.L8:'Dvobarvna slika'.L10 'Dvobarvna slika'.M7:'Dvobarvna slika'.M7 'Dvobarvna slika'.M8:'Dvobarvna slika'.M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Lapl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6064.4" calcext:value-type="float">
            <text:p>6,06E+03</text:p>
          </table:table-cell>
          <table:table-cell table:formula="of:=[.B3]/(300*300*(1-[.A3]))" office:value-type="float" office:value="0.103664957264957" calcext:value-type="float">
            <text:p>0,103664957264957</text:p>
          </table:table-cell>
          <table:table-cell office:value-type="float" office:value="19.2318" calcext:value-type="float">
            <text:p>19,231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094.1" calcext:value-type="float">
            <text:p>5,09E+03</text:p>
          </table:table-cell>
          <table:table-cell table:formula="of:=[.B4]/(300*300*(1-[.A4]))" office:value-type="float" office:value="0.102911111111111" calcext:value-type="float">
            <text:p>0,102911111111111</text:p>
          </table:table-cell>
          <table:table-cell office:value-type="float" office:value="11.8941" calcext:value-type="float">
            <text:p>11,8941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919.4" calcext:value-type="float">
            <text:p>3,92E+03</text:p>
          </table:table-cell>
          <table:table-cell table:formula="of:=[.B5]/(300*300*(1-[.A5]))" office:value-type="float" office:value="0.108872222222222" calcext:value-type="float">
            <text:p>0,108872222222222</text:p>
          </table:table-cell>
          <table:table-cell office:value-type="float" office:value="6.1654" calcext:value-type="float">
            <text:p>6,165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Laplac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4"/>
          <table:table-cell office:value-type="float" office:value="0.35" calcext:value-type="float">
            <text:p>0,35</text:p>
          </table:table-cell>
          <table:table-cell office:value-type="float" office:value="17.3021" calcext:value-type="float">
            <text:p>17,3021</text:p>
          </table:table-cell>
          <table:table-cell office:value-type="float" office:value="13.6375" calcext:value-type="float">
            <text:p>13,6375</text:p>
          </table:table-cell>
          <table:table-cell office:value-type="float" office:value="0.3028" calcext:value-type="float">
            <text:p>0,3028</text:p>
          </table:table-cell>
          <table:table-cell office:value-type="float" office:value="19.2318" calcext:value-type="float">
            <text:p>19,231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.8302" calcext:value-type="float">
            <text:p>4,83E+00</text:p>
          </table:table-cell>
          <table:table-cell table:formula="of:=[.B9]/(300*300*(1-[.A9]))" office:value-type="float" office:value="0.0000825675213675214" calcext:value-type="float">
            <text:p>8,25675213675214E-05</text:p>
          </table:table-cell>
          <table:table-cell office:value-type="float" office:value="17.3021" calcext:value-type="float">
            <text:p>17,302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office:value-type="float" office:value="0.1255" calcext:value-type="float">
            <text:p>0,1255</text:p>
          </table:table-cell>
          <table:table-cell office:value-type="float" office:value="12.7954" calcext:value-type="float">
            <text:p>12,7954</text:p>
          </table:table-cell>
          <table:table-cell office:value-type="float" office:value="0.0322" calcext:value-type="float">
            <text:p>0,0322</text:p>
          </table:table-cell>
          <table:table-cell office:value-type="float" office:value="11.8941" calcext:value-type="float">
            <text:p>11,894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.6923" calcext:value-type="float">
            <text:p>2,69E+00</text:p>
          </table:table-cell>
          <table:table-cell table:formula="of:=[.B10]/(300*300*(1-[.A10]))" office:value-type="float" office:value="0.000054389898989899" calcext:value-type="float">
            <text:p>5,4389898989899E-05</text:p>
          </table:table-cell>
          <table:table-cell office:value-type="float" office:value="0.1255" calcext:value-type="float">
            <text:p>0,1255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0.1026" calcext:value-type="float">
            <text:p>0,1026</text:p>
          </table:table-cell>
          <table:table-cell office:value-type="float" office:value="6.182" calcext:value-type="float">
            <text:p>6,182</text:p>
          </table:table-cell>
          <table:table-cell office:value-type="float" office:value="0.0206" calcext:value-type="float">
            <text:p>0,0206</text:p>
          </table:table-cell>
          <table:table-cell office:value-type="float" office:value="6.1654" calcext:value-type="float">
            <text:p>6,165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.2019" calcext:value-type="float">
            <text:p>3,20E+00</text:p>
          </table:table-cell>
          <table:table-cell table:formula="of:=[.B11]/(300*300*(1-[.A11]))" office:value-type="float" office:value="0.0000889416666666667" calcext:value-type="float">
            <text:p>8,89416666666667E-05</text:p>
          </table:table-cell>
          <table:table-cell office:value-type="float" office:value="0.1026" calcext:value-type="float">
            <text:p>0,1026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0.1569" calcext:value-type="float">
            <text:p>1,57E-01</text:p>
          </table:table-cell>
          <table:table-cell table:formula="of:=[.B16]/(300*300*(1-[.A16]))" office:value-type="float" office:value="0.00000268205128205128" calcext:value-type="float">
            <text:p>2,68205128205128E-06</text:p>
          </table:table-cell>
          <table:table-cell office:value-type="float" office:value="13.6375" calcext:value-type="float">
            <text:p>13,6375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0.00063562" calcext:value-type="float">
            <text:p>6,36E-04</text:p>
          </table:table-cell>
          <table:table-cell table:formula="of:=[.B17]/(300*300*(1-[.A17]))" office:value-type="float" office:value="0.00000001284080808081" calcext:value-type="float">
            <text:p>1,28408080808081E-08</text:p>
          </table:table-cell>
          <table:table-cell office:value-type="float" office:value="12.7954" calcext:value-type="float">
            <text:p>12,795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0.00005268" calcext:value-type="float">
            <text:p>5,27E-05</text:p>
          </table:table-cell>
          <table:table-cell table:formula="of:=[.B18]/(300*300*(1-[.A18]))" office:value-type="float" office:value="0.00000000146333333333" calcext:value-type="float">
            <text:p>1,46333333333333E-09</text:p>
          </table:table-cell>
          <table:table-cell office:value-type="float" office:value="6.182" calcext:value-type="float">
            <text:p>6,182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0.00035912" calcext:value-type="float">
            <text:p>3,59E-04</text:p>
          </table:table-cell>
          <table:table-cell table:formula="of:=[.B24]/(300*300*(1-[.A24]))" office:value-type="float" office:value="0.0000000061388034188" calcext:value-type="float">
            <text:p>6,13880341880342E-09</text:p>
          </table:table-cell>
          <table:table-cell office:value-type="float" office:value="0.3028" calcext:value-type="float">
            <text:p>0,302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0.00014816" calcext:value-type="float">
            <text:p>1,48E-04</text:p>
          </table:table-cell>
          <table:table-cell table:formula="of:=[.B25]/(300*300*(1-[.A25]))" office:value-type="float" office:value="0.00000000299313131313" calcext:value-type="float">
            <text:p>2,99313131313131E-09</text:p>
          </table:table-cell>
          <table:table-cell office:value-type="float" office:value="0.0322" calcext:value-type="float">
            <text:p>0,0322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0.000075389" calcext:value-type="float">
            <text:p>7,54E-05</text:p>
          </table:table-cell>
          <table:table-cell table:formula="of:=[.B26]/(300*300*(1-[.A26]))" office:value-type="float" office:value="0.00000000209413888889" calcext:value-type="float">
            <text:p>2,09413888888889E-09</text:p>
          </table:table-cell>
          <table:table-cell office:value-type="float" office:value="0.0206" calcext:value-type="float">
            <text:p>0,020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7-07T19:35:54.369000000</dc:date>
    <meta:editing-duration>P1DT7H22M23S</meta:editing-duration>
    <meta:editing-cycles>38</meta:editing-cycles>
    <meta:generator>LibreOffice/7.5.2.2$Windows_X86_64 LibreOffice_project/53bb9681a964705cf672590721dbc85eb4d0c3a2</meta:generator>
    <meta:document-statistic meta:table-count="8" meta:cell-count="751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9cm" svg:y="3.706cm" style:legend-expansion="high" chart:style-name="ch2"/>
        <chart:plot-area chart:style-name="ch3" table:cell-range-address="'grayscale 1000x1000'.M6:'grayscale 1000x1000'.P8 'grayscale 1000x1000'.N5:'grayscale 1000x1000'.P5" chart:data-source-has-labels="both" svg:x="0.32cm" svg:y="0.18cm" svg:width="12.669cm" svg:height="8.646cm">
          <chart:coordinate-region svg:x="2.053cm" svg:y="0.379cm" svg:width="10.696cm" svg:height="7.8cm"/>
          <chart:axis chart:dimension="x" chart:name="primary-x" chart:style-name="ch4" chartooo:axis-type="auto">
            <chartooo:date-scale/>
            <chart:categories table:cell-range-address="'grayscale 1000x1000'.M6:'grayscale 1000x1000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1000x1000'.N6:'grayscale 1000x1000'.N8" chart:label-cell-address="'grayscale 1000x1000'.N5:'grayscale 1000x1000'.N5" chart:class="chart:line">
            <chart:data-point chart:repeated="3"/>
          </chart:series>
          <chart:series chart:style-name="ch8" chart:values-cell-range-address="'grayscale 1000x1000'.O6:'grayscale 1000x1000'.O8" chart:label-cell-address="'grayscale 1000x1000'.O5:'grayscale 1000x1000'.O5" chart:class="chart:line">
            <chart:data-point chart:repeated="3"/>
          </chart:series>
          <chart:series chart:style-name="ch9" chart:values-cell-range-address="'grayscale 1000x1000'.P6:'grayscale 1000x1000'.P8" chart:label-cell-address="'grayscale 1000x1000'.P5:'grayscale 1000x1000'.P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5:'grayscale 1000x1000'.N5</svg:desc>
                </draw:g>
              </table:table-cell>
              <table:table-cell office:value-type="string">
                <text:p>TNNM</text:p>
                <draw:g>
                  <svg:desc>'grayscale 1000x1000'.O5:'grayscale 1000x1000'.O5</svg:desc>
                </draw:g>
              </table:table-cell>
              <table:table-cell office:value-type="string">
                <text:p>LMAFIT </text:p>
                <draw:g>
                  <svg:desc>'grayscale 1000x1000'.P5:'grayscale 1000x1000'.P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6:'grayscale 1000x1000'.M8</svg:desc>
                </draw:g>
              </table:table-cell>
              <table:table-cell office:value-type="float" office:value="46933">
                <text:p>46933</text:p>
                <draw:g>
                  <svg:desc>'grayscale 1000x1000'.N6:'grayscale 1000x1000'.N8</svg:desc>
                </draw:g>
              </table:table-cell>
              <table:table-cell office:value-type="float" office:value="7698.6">
                <text:p>7698.6</text:p>
                <draw:g>
                  <svg:desc>'grayscale 1000x1000'.O6:'grayscale 1000x1000'.O8</svg:desc>
                </draw:g>
              </table:table-cell>
              <table:table-cell office:value-type="float" office:value="8033.6">
                <text:p>8033.6</text:p>
                <draw:g>
                  <svg:desc>'grayscale 1000x1000'.P6:'grayscale 1000x1000'.P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460">
                <text:p>31460</text:p>
              </table:table-cell>
              <table:table-cell office:value-type="float" office:value="5297.4">
                <text:p>5297.4</text:p>
              </table:table-cell>
              <table:table-cell office:value-type="float" office:value="6402.5">
                <text:p>6402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450">
                <text:p>12450</text:p>
              </table:table-cell>
              <table:table-cell office:value-type="float" office:value="3583.2">
                <text:p>3583.2</text:p>
              </table:table-cell>
              <table:table-cell office:value-type="float" office:value="5347.8">
                <text:p>534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31cm" svg:y="3.456cm" style:legend-expansion="high" chart:style-name="ch2"/>
        <chart:plot-area chart:style-name="ch3" table:cell-range-address="'grayscale 1000x1000'.M12:'grayscale 1000x1000'.Q14 'grayscale 1000x1000'.N11:'grayscale 1000x1000'.Q11" chart:data-source-has-labels="both" svg:x="0.32cm" svg:y="0.18cm" svg:width="12.67cm" svg:height="8.645cm">
          <chart:coordinate-region svg:x="1.312cm" svg:y="0.379cm" svg:width="11.438cm" svg:height="7.799cm"/>
          <chart:axis chart:dimension="x" chart:name="primary-x" chart:style-name="ch4" chartooo:axis-type="auto">
            <chartooo:date-scale/>
            <chart:categories table:cell-range-address="'grayscale 1000x1000'.M12:'grayscale 1000x1000'.M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1000x1000'.N12:'grayscale 1000x1000'.N14" chart:label-cell-address="'grayscale 1000x1000'.N11:'grayscale 1000x1000'.N11" chart:class="chart:line">
            <chart:data-point chart:repeated="3"/>
          </chart:series>
          <chart:series chart:style-name="ch7" chart:values-cell-range-address="'grayscale 1000x1000'.O12:'grayscale 1000x1000'.O14" chart:label-cell-address="'grayscale 1000x1000'.O11:'grayscale 1000x1000'.O11" chart:class="chart:line">
            <chart:data-point chart:repeated="3"/>
          </chart:series>
          <chart:series chart:style-name="ch8" chart:values-cell-range-address="'grayscale 1000x1000'.P12:'grayscale 1000x1000'.P14" chart:label-cell-address="'grayscale 1000x1000'.P11:'grayscale 1000x1000'.P11" chart:class="chart:line">
            <chart:data-point chart:repeated="3"/>
          </chart:series>
          <chart:series chart:style-name="ch9" chart:values-cell-range-address="'grayscale 1000x1000'.Q12:'grayscale 1000x1000'.Q14" chart:label-cell-address="'grayscale 1000x1000'.Q11:'grayscale 1000x1000'.Q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11:'grayscale 1000x1000'.N11</svg:desc>
                </draw:g>
              </table:table-cell>
              <table:table-cell office:value-type="string">
                <text:p>TNNM</text:p>
                <draw:g>
                  <svg:desc>'grayscale 1000x1000'.O11:'grayscale 1000x1000'.O11</svg:desc>
                </draw:g>
              </table:table-cell>
              <table:table-cell office:value-type="string">
                <text:p>LMAFIT </text:p>
                <draw:g>
                  <svg:desc>'grayscale 1000x1000'.P11:'grayscale 1000x1000'.P11</svg:desc>
                </draw:g>
              </table:table-cell>
              <table:table-cell office:value-type="string">
                <text:p>ASD</text:p>
                <draw:g>
                  <svg:desc>'grayscale 1000x1000'.Q11:'grayscale 1000x1000'.Q11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12:'grayscale 1000x1000'.M14</svg:desc>
                </draw:g>
              </table:table-cell>
              <table:table-cell office:value-type="float" office:value="338.4">
                <text:p>338.4</text:p>
                <draw:g>
                  <svg:desc>'grayscale 1000x1000'.N12:'grayscale 1000x1000'.N14</svg:desc>
                </draw:g>
              </table:table-cell>
              <table:table-cell office:value-type="float" office:value="824">
                <text:p>824</text:p>
                <draw:g>
                  <svg:desc>'grayscale 1000x1000'.O12:'grayscale 1000x1000'.O14</svg:desc>
                </draw:g>
              </table:table-cell>
              <table:table-cell office:value-type="float" office:value="234.73">
                <text:p>234.73</text:p>
                <draw:g>
                  <svg:desc>'grayscale 1000x1000'.P12:'grayscale 1000x1000'.P14</svg:desc>
                </draw:g>
              </table:table-cell>
              <table:table-cell office:value-type="float" office:value="1012">
                <text:p>1012</text:p>
                <draw:g>
                  <svg:desc>'grayscale 1000x1000'.Q12:'grayscale 1000x1000'.Q14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0.3">
                <text:p>510.3</text:p>
              </table:table-cell>
              <table:table-cell office:value-type="float" office:value="497.51">
                <text:p>497.51</text:p>
              </table:table-cell>
              <table:table-cell office:value-type="float" office:value="341.9055">
                <text:p>341.9055</text:p>
              </table:table-cell>
              <table:table-cell office:value-type="float" office:value="328.32">
                <text:p>328.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73.8">
                <text:p>1673.8</text:p>
              </table:table-cell>
              <table:table-cell office:value-type="float" office:value="349.75">
                <text:p>349.75</text:p>
              </table:table-cell>
              <table:table-cell office:value-type="float" office:value="48.3124">
                <text:p>48.31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6:'grayscale 300x300 kompleksen motiv'.M8 'grayscale 300x300 kompleksen motiv'.H5:'grayscale 300x300 kompleksen motiv'.M5" chart:data-source-has-labels="both" svg:x="0.32cm" svg:y="0.18cm" svg:width="11cm" svg:height="8.64cm">
          <chart:coordinate-region svg:x="2.053cm" svg:y="0.379cm" svg:width="9.027cm" svg:height="7.794cm"/>
          <chart:axis chart:dimension="x" chart:name="primary-x" chart:style-name="ch4" chartooo:axis-type="auto">
            <chartooo:date-scale/>
            <chart:categories table:cell-range-address="'grayscale 300x300 kompleksen motiv'.G6:'grayscale 300x300 kompleksen motiv'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6:'grayscale 300x300 kompleksen motiv'.H8" chart:label-cell-address="'grayscale 300x300 kompleksen motiv'.H5:'grayscale 300x300 kompleksen motiv'.H5" chart:class="chart:line">
            <chart:data-point chart:repeated="3"/>
          </chart:series>
          <chart:series chart:style-name="ch8" chart:values-cell-range-address="'grayscale 300x300 kompleksen motiv'.I6:'grayscale 300x300 kompleksen motiv'.I8" chart:label-cell-address="'grayscale 300x300 kompleksen motiv'.I5:'grayscale 300x300 kompleksen motiv'.I5" chart:class="chart:line">
            <chart:data-point chart:repeated="3"/>
          </chart:series>
          <chart:series chart:style-name="ch9" chart:values-cell-range-address="'grayscale 300x300 kompleksen motiv'.J6:'grayscale 300x300 kompleksen motiv'.J8" chart:label-cell-address="'grayscale 300x300 kompleksen motiv'.J5:'grayscale 300x300 kompleksen motiv'.J5" chart:class="chart:line">
            <chart:data-point chart:repeated="3"/>
          </chart:series>
          <chart:series chart:style-name="ch10" chart:values-cell-range-address="'grayscale 300x300 kompleksen motiv'.K6:'grayscale 300x300 kompleksen motiv'.K8" chart:label-cell-address="'grayscale 300x300 kompleksen motiv'.K5:'grayscale 300x300 kompleksen motiv'.K5" chart:class="chart:line">
            <chart:data-point chart:repeated="3"/>
          </chart:series>
          <chart:series chart:style-name="ch11" chart:values-cell-range-address="'grayscale 300x300 kompleksen motiv'.L6:'grayscale 300x300 kompleksen motiv'.L8" chart:label-cell-address="'grayscale 300x300 kompleksen motiv'.L5:'grayscale 300x300 kompleksen motiv'.L5" chart:class="chart:line">
            <chart:data-point chart:repeated="3"/>
          </chart:series>
          <chart:series chart:style-name="ch12" chart:values-cell-range-address="'grayscale 300x300 kompleksen motiv'.M6:'grayscale 300x300 kompleksen motiv'.M8" chart:label-cell-address="'grayscale 300x300 kompleksen motiv'.M5:'grayscale 300x300 kompleksen motiv'.M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5:'grayscale 300x300 kompleksen motiv'.H5</svg:desc>
                </draw:g>
              </table:table-cell>
              <table:table-cell office:value-type="string">
                <text:p>SVT kompleksen</text:p>
                <draw:g>
                  <svg:desc>'grayscale 300x300 kompleksen motiv'.I5:'grayscale 300x300 kompleksen motiv'.I5</svg:desc>
                </draw:g>
              </table:table-cell>
              <table:table-cell office:value-type="string">
                <text:p>TNNM preprost</text:p>
                <draw:g>
                  <svg:desc>'grayscale 300x300 kompleksen motiv'.J5:'grayscale 300x300 kompleksen motiv'.J5</svg:desc>
                </draw:g>
              </table:table-cell>
              <table:table-cell office:value-type="string">
                <text:p>TNNM kompleksen</text:p>
                <draw:g>
                  <svg:desc>'grayscale 300x300 kompleksen motiv'.K5:'grayscale 300x300 kompleksen motiv'.K5</svg:desc>
                </draw:g>
              </table:table-cell>
              <table:table-cell office:value-type="string">
                <text:p>LMaFit preprost</text:p>
                <draw:g>
                  <svg:desc>'grayscale 300x300 kompleksen motiv'.L5:'grayscale 300x300 kompleksen motiv'.L5</svg:desc>
                </draw:g>
              </table:table-cell>
              <table:table-cell office:value-type="string">
                <text:p>LMaFit kompleksen</text:p>
                <draw:g>
                  <svg:desc>'grayscale 300x300 kompleksen motiv'.M5:'grayscale 300x300 kompleksen motiv'.M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6:'grayscale 300x300 kompleksen motiv'.G8</svg:desc>
                </draw:g>
              </table:table-cell>
              <table:table-cell office:value-type="float" office:value="4912.5">
                <text:p>4912.5</text:p>
                <draw:g>
                  <svg:desc>'grayscale 300x300 kompleksen motiv'.H6:'grayscale 300x300 kompleksen motiv'.H8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I6:'grayscale 300x300 kompleksen motiv'.I8</svg:desc>
                </draw:g>
              </table:table-cell>
              <table:table-cell office:value-type="float" office:value="1513.8">
                <text:p>1513.8</text:p>
                <draw:g>
                  <svg:desc>'grayscale 300x300 kompleksen motiv'.J6:'grayscale 300x300 kompleksen motiv'.J8</svg:desc>
                </draw:g>
              </table:table-cell>
              <table:table-cell office:value-type="float" office:value="5768">
                <text:p>5768</text:p>
                <draw:g>
                  <svg:desc>'grayscale 300x300 kompleksen motiv'.K6:'grayscale 300x300 kompleksen motiv'.K8</svg:desc>
                </draw:g>
              </table:table-cell>
              <table:table-cell office:value-type="float" office:value="2256.5">
                <text:p>2256.5</text:p>
                <draw:g>
                  <svg:desc>'grayscale 300x300 kompleksen motiv'.L6:'grayscale 300x300 kompleksen motiv'.L8</svg:desc>
                </draw:g>
              </table:table-cell>
              <table:table-cell office:value-type="float" office:value="6624.7">
                <text:p>6624.7</text:p>
                <draw:g>
                  <svg:desc>'grayscale 300x300 kompleksen motiv'.M6:'grayscale 300x300 kompleksen motiv'.M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10.4">
                <text:p>2110.4</text:p>
              </table:table-cell>
              <table:table-cell office:value-type="float" office:value="6856.8">
                <text:p>6856.8</text:p>
              </table:table-cell>
              <table:table-cell office:value-type="float" office:value="1148.1">
                <text:p>1148.1</text:p>
              </table:table-cell>
              <table:table-cell office:value-type="float" office:value="4317">
                <text:p>4317</text:p>
              </table:table-cell>
              <table:table-cell office:value-type="float" office:value="1704.2">
                <text:p>1704.2</text:p>
              </table:table-cell>
              <table:table-cell office:value-type="float" office:value="5282.6">
                <text:p>5282.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9">
                <text:p>1029</text:p>
              </table:table-cell>
              <table:table-cell office:value-type="float" office:value="4032.7">
                <text:p>4032.7</text:p>
              </table:table-cell>
              <table:table-cell office:value-type="float" office:value="637.8261">
                <text:p>637.8261</text:p>
              </table:table-cell>
              <table:table-cell office:value-type="float" office:value="2921.3">
                <text:p>2921.3</text:p>
              </table:table-cell>
              <table:table-cell office:value-type="float" office:value="782.1129">
                <text:p>782.1129</text:p>
              </table:table-cell>
              <table:table-cell office:value-type="float" office:value="3831.8">
                <text:p>383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13:'grayscale 300x300 kompleksen motiv'.M15 'grayscale 300x300 kompleksen motiv'.H12:'grayscale 300x300 kompleksen motiv'.M12" chart:data-source-has-labels="both" svg:x="0.32cm" svg:y="0.18cm" svg:width="11cm" svg:height="8.64cm">
          <chart:coordinate-region svg:x="1.127cm" svg:y="0.379cm" svg:width="9.953cm" svg:height="7.794cm"/>
          <chart:axis chart:dimension="x" chart:name="primary-x" chart:style-name="ch4" chartooo:axis-type="auto">
            <chartooo:date-scale/>
            <chart:categories table:cell-range-address="'grayscale 300x300 kompleksen motiv'.G13:'grayscale 300x300 kompleksen motiv'.G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13:'grayscale 300x300 kompleksen motiv'.H15" chart:label-cell-address="'grayscale 300x300 kompleksen motiv'.H12:'grayscale 300x300 kompleksen motiv'.H12" chart:class="chart:line">
            <chart:data-point chart:repeated="3"/>
          </chart:series>
          <chart:series chart:style-name="ch7" chart:values-cell-range-address="'grayscale 300x300 kompleksen motiv'.I13:'grayscale 300x300 kompleksen motiv'.I15" chart:label-cell-address="'grayscale 300x300 kompleksen motiv'.I12:'grayscale 300x300 kompleksen motiv'.I12" chart:class="chart:line">
            <chart:data-point chart:repeated="3"/>
          </chart:series>
          <chart:series chart:style-name="ch8" chart:values-cell-range-address="'grayscale 300x300 kompleksen motiv'.J13:'grayscale 300x300 kompleksen motiv'.J15" chart:label-cell-address="'grayscale 300x300 kompleksen motiv'.J12:'grayscale 300x300 kompleksen motiv'.J12" chart:class="chart:line">
            <chart:data-point chart:repeated="3"/>
          </chart:series>
          <chart:series chart:style-name="ch9" chart:values-cell-range-address="'grayscale 300x300 kompleksen motiv'.K13:'grayscale 300x300 kompleksen motiv'.K15" chart:label-cell-address="'grayscale 300x300 kompleksen motiv'.K12:'grayscale 300x300 kompleksen motiv'.K12" chart:class="chart:line">
            <chart:data-point chart:repeated="3"/>
          </chart:series>
          <chart:series chart:style-name="ch10" chart:values-cell-range-address="'grayscale 300x300 kompleksen motiv'.L13:'grayscale 300x300 kompleksen motiv'.L15" chart:label-cell-address="'grayscale 300x300 kompleksen motiv'.L12:'grayscale 300x300 kompleksen motiv'.L12" chart:class="chart:line">
            <chart:data-point chart:repeated="3"/>
          </chart:series>
          <chart:series chart:style-name="ch11" chart:values-cell-range-address="'grayscale 300x300 kompleksen motiv'.M13:'grayscale 300x300 kompleksen motiv'.M15" chart:label-cell-address="'grayscale 300x300 kompleksen motiv'.M12:'grayscale 300x300 kompleksen motiv'.M1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12:'grayscale 300x300 kompleksen motiv'.H12</svg:desc>
                </draw:g>
              </table:table-cell>
              <table:table-cell office:value-type="string">
                <text:p>SVT kompleksen</text:p>
                <draw:g>
                  <svg:desc>'grayscale 300x300 kompleksen motiv'.I12:'grayscale 300x300 kompleksen motiv'.I12</svg:desc>
                </draw:g>
              </table:table-cell>
              <table:table-cell office:value-type="string">
                <text:p>TNNM preprost</text:p>
                <draw:g>
                  <svg:desc>'grayscale 300x300 kompleksen motiv'.J12:'grayscale 300x300 kompleksen motiv'.J12</svg:desc>
                </draw:g>
              </table:table-cell>
              <table:table-cell office:value-type="string">
                <text:p>TNNM kompleksen</text:p>
                <draw:g>
                  <svg:desc>'grayscale 300x300 kompleksen motiv'.K12:'grayscale 300x300 kompleksen motiv'.K12</svg:desc>
                </draw:g>
              </table:table-cell>
              <table:table-cell office:value-type="string">
                <text:p>LMaFit preprost</text:p>
                <draw:g>
                  <svg:desc>'grayscale 300x300 kompleksen motiv'.L12:'grayscale 300x300 kompleksen motiv'.L12</svg:desc>
                </draw:g>
              </table:table-cell>
              <table:table-cell office:value-type="string">
                <text:p>LMaFit kompleksen</text:p>
                <draw:g>
                  <svg:desc>'grayscale 300x300 kompleksen motiv'.M12:'grayscale 300x300 kompleksen motiv'.M12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13:'grayscale 300x300 kompleksen motiv'.G15</svg:desc>
                </draw:g>
              </table:table-cell>
              <table:table-cell office:value-type="float" office:value="155.07">
                <text:p>155.07</text:p>
                <draw:g>
                  <svg:desc>'grayscale 300x300 kompleksen motiv'.H13:'grayscale 300x300 kompleksen motiv'.H15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I13:'grayscale 300x300 kompleksen motiv'.I15</svg:desc>
                </draw:g>
              </table:table-cell>
              <table:table-cell office:value-type="float" office:value="51.73">
                <text:p>51.73</text:p>
                <draw:g>
                  <svg:desc>'grayscale 300x300 kompleksen motiv'.J13:'grayscale 300x300 kompleksen motiv'.J15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K13:'grayscale 300x300 kompleksen motiv'.K15</svg:desc>
                </draw:g>
              </table:table-cell>
              <table:table-cell office:value-type="float" office:value="2.7942">
                <text:p>2.7942</text:p>
                <draw:g>
                  <svg:desc>'grayscale 300x300 kompleksen motiv'.L13:'grayscale 300x300 kompleksen motiv'.L15</svg:desc>
                </draw:g>
              </table:table-cell>
              <table:table-cell office:value-type="float" office:value="10.235">
                <text:p>10.235</text:p>
                <draw:g>
                  <svg:desc>'grayscale 300x300 kompleksen motiv'.M13:'grayscale 300x300 kompleksen motiv'.M15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96">
                <text:p>296</text:p>
              </table:table-cell>
              <table:table-cell office:value-type="float" office:value="49.81">
                <text:p>49.81</text:p>
              </table:table-cell>
              <table:table-cell office:value-type="float" office:value="43">
                <text:p>43</text:p>
              </table:table-cell>
              <table:table-cell office:value-type="float" office:value="27.0884">
                <text:p>27.0884</text:p>
              </table:table-cell>
              <table:table-cell office:value-type="float" office:value="4.5304">
                <text:p>4.5304</text:p>
              </table:table-cell>
              <table:table-cell office:value-type="float" office:value="7.8233">
                <text:p>7.82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52.58">
                <text:p>452.58</text:p>
              </table:table-cell>
              <table:table-cell office:value-type="float" office:value="66.65">
                <text:p>66.65</text:p>
              </table:table-cell>
              <table:table-cell office:value-type="float" office:value="40.88">
                <text:p>40.88</text:p>
              </table:table-cell>
              <table:table-cell office:value-type="float" office:value="26.5418">
                <text:p>26.5418</text:p>
              </table:table-cell>
              <table:table-cell office:value-type="float" office:value="4.1445">
                <text:p>4.1445</text:p>
              </table:table-cell>
              <table:table-cell office:value-type="float" office:value="25.982">
                <text:p>25.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3.401cm" svg:y="3.457cm" style:legend-expansion="high" chart:style-name="ch2"/>
        <chart:plot-area chart:style-name="ch3" table:cell-range-address="'grayscale 300x300 kompleksen motiv'.G27:'grayscale 300x300 kompleksen motiv'.K30" chart:data-source-has-labels="both" svg:x="0.319cm" svg:y="0.18cm" svg:width="12.763cm" svg:height="8.646cm">
          <chart:coordinate-region svg:x="2.052cm" svg:y="0.379cm" svg:width="10.79cm" svg:height="7.8cm"/>
          <chart:axis chart:dimension="x" chart:name="primary-x" chart:style-name="ch4" chartooo:axis-type="auto">
            <chartooo:date-scale/>
            <chart:categories table:cell-range-address="'grayscale 300x300 kompleksen motiv'.G28:'grayscale 300x300 kompleksen motiv'.G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28:'grayscale 300x300 kompleksen motiv'.H30" chart:label-cell-address="'grayscale 300x300 kompleksen motiv'.H27:'grayscale 300x300 kompleksen motiv'.H27" chart:class="chart:line">
            <chart:data-point chart:repeated="3"/>
          </chart:series>
          <chart:series chart:style-name="ch8" chart:values-cell-range-address="'grayscale 300x300 kompleksen motiv'.I28:'grayscale 300x300 kompleksen motiv'.I30" chart:label-cell-address="'grayscale 300x300 kompleksen motiv'.I27:'grayscale 300x300 kompleksen motiv'.I27" chart:class="chart:line">
            <chart:data-point chart:repeated="3"/>
          </chart:series>
          <chart:series chart:style-name="ch9" chart:values-cell-range-address="'grayscale 300x300 kompleksen motiv'.J28:'grayscale 300x300 kompleksen motiv'.J30" chart:label-cell-address="'grayscale 300x300 kompleksen motiv'.J27:'grayscale 300x300 kompleksen motiv'.J27" chart:class="chart:line">
            <chart:data-point chart:repeated="3"/>
          </chart:series>
          <chart:series chart:style-name="ch10" chart:values-cell-range-address="'grayscale 300x300 kompleksen motiv'.K28:'grayscale 300x300 kompleksen motiv'.K30" chart:label-cell-address="'grayscale 300x300 kompleksen motiv'.K27:'grayscale 300x300 kompleksen motiv'.K2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27:'grayscale 300x300 kompleksen motiv'.H27</svg:desc>
                </draw:g>
              </table:table-cell>
              <table:table-cell office:value-type="string">
                <text:p>LMaFit</text:p>
                <draw:g>
                  <svg:desc>'grayscale 300x300 kompleksen motiv'.I27:'grayscale 300x300 kompleksen motiv'.I27</svg:desc>
                </draw:g>
              </table:table-cell>
              <table:table-cell office:value-type="string">
                <text:p>TNNM</text:p>
                <draw:g>
                  <svg:desc>'grayscale 300x300 kompleksen motiv'.J27:'grayscale 300x300 kompleksen motiv'.J27</svg:desc>
                </draw:g>
              </table:table-cell>
              <table:table-cell office:value-type="string">
                <text:p>Poisson</text:p>
                <draw:g>
                  <svg:desc>'grayscale 300x300 kompleksen motiv'.K27:'grayscale 300x300 kompleksen motiv'.K2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28:'grayscale 300x300 kompleksen motiv'.G30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H28:'grayscale 300x300 kompleksen motiv'.H30</svg:desc>
                </draw:g>
              </table:table-cell>
              <table:table-cell office:value-type="float" office:value="6624.7">
                <text:p>6624.7</text:p>
                <draw:g>
                  <svg:desc>'grayscale 300x300 kompleksen motiv'.I28:'grayscale 300x300 kompleksen motiv'.I30</svg:desc>
                </draw:g>
              </table:table-cell>
              <table:table-cell office:value-type="float" office:value="5768">
                <text:p>5768</text:p>
                <draw:g>
                  <svg:desc>'grayscale 300x300 kompleksen motiv'.J28:'grayscale 300x300 kompleksen motiv'.J30</svg:desc>
                </draw:g>
              </table:table-cell>
              <table:table-cell office:value-type="float" office:value="3983.5">
                <text:p>3983.5</text:p>
                <draw:g>
                  <svg:desc>'grayscale 300x300 kompleksen motiv'.K28:'grayscale 300x300 kompleksen motiv'.K3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856.8">
                <text:p>6856.8</text:p>
              </table:table-cell>
              <table:table-cell office:value-type="float" office:value="5282.6">
                <text:p>5282.6</text:p>
              </table:table-cell>
              <table:table-cell office:value-type="float" office:value="4317">
                <text:p>4317</text:p>
              </table:table-cell>
              <table:table-cell office:value-type="float" office:value="3323.1">
                <text:p>3323.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032.7">
                <text:p>4032.7</text:p>
              </table:table-cell>
              <table:table-cell office:value-type="float" office:value="3831.8">
                <text:p>3831.8</text:p>
              </table:table-cell>
              <table:table-cell office:value-type="float" office:value="2921.3">
                <text:p>2921.3</text:p>
              </table:table-cell>
              <table:table-cell office:value-type="float" office:value="2487.6">
                <text:p>2487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454cm" style:legend-expansion="high" chart:style-name="ch2"/>
        <chart:plot-area chart:style-name="ch3" table:cell-range-address="'grayscale 300x300 kompleksen motiv'.G34:'grayscale 300x300 kompleksen motiv'.K37" chart:data-source-has-labels="both" svg:x="0.32cm" svg:y="0.18cm" svg:width="12.772cm" svg:height="8.64cm">
          <chart:coordinate-region svg:x="0.941cm" svg:y="0.379cm" svg:width="11.911cm" svg:height="7.794cm"/>
          <chart:axis chart:dimension="x" chart:name="primary-x" chart:style-name="ch4" chartooo:axis-type="auto">
            <chartooo:date-scale/>
            <chart:categories table:cell-range-address="'grayscale 300x300 kompleksen motiv'.G35:'grayscale 300x300 kompleksen motiv'.G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35:'grayscale 300x300 kompleksen motiv'.H37" chart:label-cell-address="'grayscale 300x300 kompleksen motiv'.H34:'grayscale 300x300 kompleksen motiv'.H34" chart:class="chart:line">
            <chart:data-point chart:repeated="3"/>
          </chart:series>
          <chart:series chart:style-name="ch7" chart:values-cell-range-address="'grayscale 300x300 kompleksen motiv'.I35:'grayscale 300x300 kompleksen motiv'.I37" chart:label-cell-address="'grayscale 300x300 kompleksen motiv'.I34:'grayscale 300x300 kompleksen motiv'.I34" chart:class="chart:line">
            <chart:data-point chart:repeated="3"/>
          </chart:series>
          <chart:series chart:style-name="ch8" chart:values-cell-range-address="'grayscale 300x300 kompleksen motiv'.J35:'grayscale 300x300 kompleksen motiv'.J37" chart:label-cell-address="'grayscale 300x300 kompleksen motiv'.J34:'grayscale 300x300 kompleksen motiv'.J34" chart:class="chart:line">
            <chart:data-point chart:repeated="3"/>
          </chart:series>
          <chart:series chart:style-name="ch9" chart:values-cell-range-address="'grayscale 300x300 kompleksen motiv'.K35:'grayscale 300x300 kompleksen motiv'.K37" chart:label-cell-address="'grayscale 300x300 kompleksen motiv'.K34:'grayscale 300x300 kompleksen motiv'.K3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34:'grayscale 300x300 kompleksen motiv'.H34</svg:desc>
                </draw:g>
              </table:table-cell>
              <table:table-cell office:value-type="string">
                <text:p>LMaFit</text:p>
                <draw:g>
                  <svg:desc>'grayscale 300x300 kompleksen motiv'.I34:'grayscale 300x300 kompleksen motiv'.I34</svg:desc>
                </draw:g>
              </table:table-cell>
              <table:table-cell office:value-type="string">
                <text:p>TNNM</text:p>
                <draw:g>
                  <svg:desc>'grayscale 300x300 kompleksen motiv'.J34:'grayscale 300x300 kompleksen motiv'.J34</svg:desc>
                </draw:g>
              </table:table-cell>
              <table:table-cell office:value-type="string">
                <text:p>Poisson</text:p>
                <draw:g>
                  <svg:desc>'grayscale 300x300 kompleksen motiv'.K34:'grayscale 300x300 kompleksen motiv'.K34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35:'grayscale 300x300 kompleksen motiv'.G37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H35:'grayscale 300x300 kompleksen motiv'.H37</svg:desc>
                </draw:g>
              </table:table-cell>
              <table:table-cell office:value-type="float" office:value="10.235">
                <text:p>10.235</text:p>
                <draw:g>
                  <svg:desc>'grayscale 300x300 kompleksen motiv'.I35:'grayscale 300x300 kompleksen motiv'.I37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J35:'grayscale 300x300 kompleksen motiv'.J37</svg:desc>
                </draw:g>
              </table:table-cell>
              <table:table-cell office:value-type="float" office:value="17.2588">
                <text:p>17.2588</text:p>
                <draw:g>
                  <svg:desc>'grayscale 300x300 kompleksen motiv'.K35:'grayscale 300x300 kompleksen motiv'.K37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9.81">
                <text:p>49.81</text:p>
              </table:table-cell>
              <table:table-cell office:value-type="float" office:value="7.8233">
                <text:p>7.8233</text:p>
              </table:table-cell>
              <table:table-cell office:value-type="float" office:value="27.0884">
                <text:p>27.0884</text:p>
              </table:table-cell>
              <table:table-cell office:value-type="float" office:value="9.8564">
                <text:p>9.856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6.65">
                <text:p>66.65</text:p>
              </table:table-cell>
              <table:table-cell office:value-type="float" office:value="25.982">
                <text:p>25.982</text:p>
              </table:table-cell>
              <table:table-cell office:value-type="float" office:value="26.5418">
                <text:p>26.5418</text:p>
              </table:table-cell>
              <table:table-cell office:value-type="float" office:value="5.1947">
                <text:p>5.19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454cm" style:legend-expansion="high" chart:style-name="ch2"/>
        <chart:plot-area chart:style-name="ch3" table:cell-range-address="'Dvobarvna slika'.I7:'Dvobarvna slika'.M10" chart:data-source-has-labels="both" svg:x="0.32cm" svg:y="0.18cm" svg:width="12.958cm" svg:height="8.64cm">
          <chart:coordinate-region svg:x="0.941cm" svg:y="0.379cm" svg:width="12.097cm" svg:height="7.794cm"/>
          <chart:axis chart:dimension="x" chart:name="primary-x" chart:style-name="ch4" chartooo:axis-type="auto">
            <chartooo:date-scale/>
            <chart:categories table:cell-range-address="'Dvobarvna slika'.I8:'Dvobarvna slika'.I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vobarvna slika'.J8:'Dvobarvna slika'.J10" chart:label-cell-address="'Dvobarvna slika'.J7:'Dvobarvna slika'.J7" chart:class="chart:line">
            <chart:data-point chart:repeated="3"/>
          </chart:series>
          <chart:series chart:style-name="ch7" chart:values-cell-range-address="'Dvobarvna slika'.K8:'Dvobarvna slika'.K10" chart:label-cell-address="'Dvobarvna slika'.K7:'Dvobarvna slika'.K7" chart:class="chart:line">
            <chart:data-point chart:repeated="3"/>
          </chart:series>
          <chart:series chart:style-name="ch8" chart:values-cell-range-address="'Dvobarvna slika'.L8:'Dvobarvna slika'.L10" chart:label-cell-address="'Dvobarvna slika'.L7:'Dvobarvna slika'.L7" chart:class="chart:line">
            <chart:data-point chart:repeated="3"/>
          </chart:series>
          <chart:series chart:style-name="ch9" chart:values-cell-range-address="'Dvobarvna slika'.M8:'Dvobarvna slika'.M10" chart:label-cell-address="'Dvobarvna slika'.M7:'Dvobarvna slika'.M7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Dvobarvna slika'.J7:'Dvobarvna slika'.J7</svg:desc>
                </draw:g>
              </table:table-cell>
              <table:table-cell office:value-type="string">
                <text:p>TNNM</text:p>
                <draw:g>
                  <svg:desc>'Dvobarvna slika'.K7:'Dvobarvna slika'.K7</svg:desc>
                </draw:g>
              </table:table-cell>
              <table:table-cell office:value-type="string">
                <text:p>LMaFit</text:p>
                <draw:g>
                  <svg:desc>'Dvobarvna slika'.L7:'Dvobarvna slika'.L7</svg:desc>
                </draw:g>
              </table:table-cell>
              <table:table-cell office:value-type="string">
                <text:p>Laplac</text:p>
                <draw:g>
                  <svg:desc>'Dvobarvna slika'.M7:'Dvobarvna slika'.M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Dvobarvna slika'.I8:'Dvobarvna slika'.I10</svg:desc>
                </draw:g>
              </table:table-cell>
              <table:table-cell office:value-type="float" office:value="17.3021">
                <text:p>17.3021</text:p>
                <draw:g>
                  <svg:desc>'Dvobarvna slika'.J8:'Dvobarvna slika'.J10</svg:desc>
                </draw:g>
              </table:table-cell>
              <table:table-cell office:value-type="float" office:value="13.6375">
                <text:p>13.6375</text:p>
                <draw:g>
                  <svg:desc>'Dvobarvna slika'.K8:'Dvobarvna slika'.K10</svg:desc>
                </draw:g>
              </table:table-cell>
              <table:table-cell office:value-type="float" office:value="0.3028">
                <text:p>0.3028</text:p>
                <draw:g>
                  <svg:desc>'Dvobarvna slika'.L8:'Dvobarvna slika'.L10</svg:desc>
                </draw:g>
              </table:table-cell>
              <table:table-cell office:value-type="float" office:value="19.2318">
                <text:p>19.2318</text:p>
                <draw:g>
                  <svg:desc>'Dvobarvna slika'.M8:'Dvobarvna slika'.M1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1255">
                <text:p>0.1255</text:p>
              </table:table-cell>
              <table:table-cell office:value-type="float" office:value="12.7954">
                <text:p>12.7954</text:p>
              </table:table-cell>
              <table:table-cell office:value-type="float" office:value="0.0322">
                <text:p>0.0322</text:p>
              </table:table-cell>
              <table:table-cell office:value-type="float" office:value="11.8941">
                <text:p>11.89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026">
                <text:p>0.1026</text:p>
              </table:table-cell>
              <table:table-cell office:value-type="float" office:value="6.182">
                <text:p>6.182</text:p>
              </table:table-cell>
              <table:table-cell office:value-type="float" office:value="0.0206">
                <text:p>0.0206</text:p>
              </table:table-cell>
              <table:table-cell office:value-type="float" office:value="6.1654">
                <text:p>6.16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